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2.9091in"/>
    </style:style>
    <style:style style:name="co7" style:family="table-column">
      <style:table-column-properties fo:break-before="auto" style:column-width="2.1902in"/>
    </style:style>
    <style:style style:name="co8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SP32 Pin #</text:p>
          </table:table-cell>
          <table:table-cell office:value-type="string" calcext:value-type="string">
            <text:p>ESP32 Label</text:p>
          </table:table-cell>
          <table:table-cell office:value-type="string" calcext:value-type="string">
            <text:p>GPIO #</text:p>
          </table:table-cell>
          <table:table-cell office:value-type="string" calcext:value-type="string">
            <text:p>Signal on Thing Plus</text:p>
          </table:table-cell>
          <table:table-cell office:value-type="string" calcext:value-type="string">
            <text:p>Pin on Thing Plus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on Desig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vice/Driver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IO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USB cable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Debugger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I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USB cable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Debugger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IO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a xlink:href="mailto:10@J4" xlink:type="simple">10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<text:a xlink:href="mailto:11@J4" xlink:type="simple">11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CL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erial Clock</text:p>
          </table:table-cell>
          <table:table-cell office:value-type="string" calcext:value-type="string">
            <text:p>LCD, SD Card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CL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erial Clock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0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3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M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IO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mailto:5@J2" xlink:type="simple">5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2 Input</text:p>
          </table:table-cell>
          <table:table-cell office:value-type="string" calcext:value-type="string">
            <text:p>Button 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mailto:4@J2" xlink:type="simple">4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3 Input</text:p>
          </table:table-cell>
          <table:table-cell office:value-type="string" calcext:value-type="string">
            <text:p>Button 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a xlink:href="mailto:10@J2" xlink:type="simple">10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CDC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for LCD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mailto:8@J2" xlink:type="simple">8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Data/Command</text:p>
          </table:table-cell>
          <table:table-cell office:value-type="string" calcext:value-type="string">
            <text:p>LCD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IO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a xlink:href="mailto:14@J4" xlink:type="simple">14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wake Switch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a xlink:href="mailto:15@J4" xlink:type="simple">15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Tearing Effect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O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PI</text:p>
          </table:table-cell>
          <table:table-cell office:value-type="string" calcext:value-type="string">
            <text:p><text:a xlink:href="mailto:12@J4" xlink:type="simple">12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IP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troller Input Peripheral Output</text:p>
          </table:table-cell>
          <table:table-cell office:value-type="string" calcext:value-type="string">
            <text:p>SD Car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PO</text:p>
          </table:table-cell>
          <table:table-cell office:value-type="string" calcext:value-type="string">
            <text:p><text:a xlink:href="mailto:13@J4" xlink:type="simple">13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troller Output Peripheral Input</text:p>
          </table:table-cell>
          <table:table-cell office:value-type="string" calcext:value-type="string">
            <text:p>LCD, SD Car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O2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a xlink:href="mailto:16@J4" xlink:type="simple">16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Backlight Dimming</text:p>
          </table:table-cell>
          <table:table-cell office:value-type="string" calcext:value-type="string">
            <text:p>LCD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IO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<text:a xlink:href="mailto:11@J2" xlink:type="simple">11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Qwiic Cabl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Joystick, Fuel Gauge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IO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<text:a xlink:href="mailto:12@J2" xlink:type="simple">12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Qwiic Cabl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Joystick, Fuel Gauge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IO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a xlink:href="mailto:6@J4" xlink:type="simple">6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SPK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eft Speaker Analog Signal</text:p>
          </table:table-cell>
          <table:table-cell office:value-type="string" calcext:value-type="string">
            <text:p>Left Speaker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IO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a xlink:href="mailto:5@J4" xlink:type="simple">5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SPK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Right Speaker Analog Signal</text:p>
          </table:table-cell>
          <table:table-cell office:value-type="string" calcext:value-type="string">
            <text:p>Right Speak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a xlink:href="mailto:6@J2" xlink:type="simple">6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C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for SD Card</text:p>
          </table:table-cell>
          <table:table-cell office:value-type="string" calcext:value-type="string">
            <text:p>SD Card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IO3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a xlink:href="mailto:9@J2" xlink:type="simple">9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0 Input</text:p>
          </table:table-cell>
          <table:table-cell office:value-type="string" calcext:value-type="string">
            <text:p>Button 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IO3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<text:a xlink:href="mailto:7@J2" xlink:type="simple">7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1 Input</text:p>
          </table:table-cell>
          <table:table-cell office:value-type="string" calcext:value-type="string">
            <text:p>Button 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IO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<text:a xlink:href="mailto:7@J4" xlink:type="simple">7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IO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a xlink:href="mailto:9@J4" xlink:type="simple">9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UTTON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4 Input</text:p>
          </table:table-cell>
          <table:table-cell office:value-type="string" calcext:value-type="string">
            <text:p>Button 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a xlink:href="mailto:8@J4" xlink:type="simple">8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<text:a xlink:href="mailto:2@J4" xlink:type="simple">2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IP_PU</text:p>
          </table:table-cell>
          <table:table-cell office:value-type="string" calcext:value-type="string">
            <text:p><text:a xlink:href="mailto:1@J4" xlink:type="simple">1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Thing Plus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40" table:display-filter-buttons="true">
          <table:filter>
            <table:filter-and>
              <table:filter-condition table:field-number="9" table:value="LCD" table:operator="=">
                <table:filter-set-item table:value="LCD"/>
                <table:filter-set-item table:value="LCD, SD Card"/>
                <table:filter-set-item table:value="SD Card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2:54:39.513508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6:53:31.698864192</meta:creation-date>
    <dc:date>2021-05-14T12:54:43.369952506</dc:date>
    <meta:editing-duration>PT3H31M3S</meta:editing-duration>
    <meta:editing-cycles>83</meta:editing-cycles>
    <meta:generator>LibreOffice/6.4.7.2$Linux_X86_64 LibreOffice_project/40$Build-2</meta:generator>
    <meta:document-statistic meta:table-count="1" meta:cell-count="385" meta:object-count="0"/>
  </office:meta>
</office:document-meta>
</file>